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-0.0777in" text:min-label-width="0.25in" text:list-level-position-and-space-mode="label-alignment">
          <style:list-level-label-alignment text:label-followed-by="listtab" fo:margin-left="0.1722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0472in" text:min-label-width="0.125in" text:list-level-position-and-space-mode="label-alignment">
          <style:list-level-label-alignment text:label-followed-by="listtab" fo:margin-left="1.1722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5472in" text:min-label-width="0.125in" text:list-level-position-and-space-mode="label-alignment">
          <style:list-level-label-alignment text:label-followed-by="listtab" fo:margin-left="2.6722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0472in" text:min-label-width="0.125in" text:list-level-position-and-space-mode="label-alignment">
          <style:list-level-label-alignment text:label-followed-by="listtab" fo:margin-left="4.1722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fo:font-size="12pt" style:font-size-asian="12pt" style:font-size-complex="12pt"/>
    </style:style>
    <style:style style:name="P2" style:parent-style-name="Обычный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3" style:parent-style-name="Обычный" style:family="paragraph">
      <style:paragraph-properties fo:text-align="center"/>
    </style:style>
    <style:style style:name="T4" style:parent-style-name="Основнойшрифтабзаца" style:family="text">
      <style:text-properties fo:font-weight="bold" style:font-weight-asian="bold" style:font-weight-complex="bold" fo:text-transform="uppercase"/>
    </style:style>
    <style:style style:name="TableColumn6" style:family="table-column">
      <style:table-column-properties style:column-width="1.2562in" style:use-optimal-column-width="false"/>
    </style:style>
    <style:style style:name="TableColumn7" style:family="table-column">
      <style:table-column-properties style:column-width="0.5909in" style:use-optimal-column-width="false"/>
    </style:style>
    <style:style style:name="TableColumn8" style:family="table-column">
      <style:table-column-properties style:column-width="0.984in" style:use-optimal-column-width="false"/>
    </style:style>
    <style:style style:name="TableColumn9" style:family="table-column">
      <style:table-column-properties style:column-width="0.2895in" style:use-optimal-column-width="false"/>
    </style:style>
    <style:style style:name="TableColumn10" style:family="table-column">
      <style:table-column-properties style:column-width="0.6951in" style:use-optimal-column-width="false"/>
    </style:style>
    <style:style style:name="TableColumn11" style:family="table-column">
      <style:table-column-properties style:column-width="0.7875in" style:use-optimal-column-width="false"/>
    </style:style>
    <style:style style:name="TableColumn12" style:family="table-column">
      <style:table-column-properties style:column-width="0.3583in" style:use-optimal-column-width="false"/>
    </style:style>
    <style:style style:name="TableColumn13" style:family="table-column">
      <style:table-column-properties style:column-width="1.8069in" style:use-optimal-column-width="false"/>
    </style:style>
    <style:style style:name="Table5" style:family="table">
      <style:table-properties style:width="6.7687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Обычный" style:family="paragraph">
      <style:paragraph-properties fo:margin-left="-0.0777in">
        <style:tab-stops/>
      </style:paragraph-properties>
    </style:style>
    <style:style style:name="TableCell1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" style:parent-style-name="Обычный" style:family="paragraph">
      <style:paragraph-properties fo:margin-left="-0.175in" fo:text-indent="0.175in">
        <style:tab-stops/>
      </style:paragraph-properties>
    </style:style>
    <style:style style:name="T19" style:parent-style-name="Основнойшрифтабзаца" style:family="text">
      <style:text-properties fo:font-style="italic" style:font-style-asian="italic" fo:background-color="#FFFF00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Обычный" style:family="paragraph">
      <style:paragraph-properties fo:margin-left="-0.0777in">
        <style:tab-stops/>
      </style:paragraph-properties>
    </style:style>
    <style:style style:name="TableCell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" style:parent-style-name="Обычный" style:family="paragraph">
      <style:paragraph-properties fo:margin-left="-0.175in" fo:text-indent="0.175in">
        <style:tab-stops/>
      </style:paragraph-properties>
      <style:text-properties fo:font-style="italic" style:font-style-asian="italic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Обычный" style:family="paragraph">
      <style:paragraph-properties fo:margin-left="-0.0777in">
        <style:tab-stops/>
      </style:paragraph-properties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Обычный" style:family="paragraph">
      <style:paragraph-properties fo:margin-left="-0.175in" fo:text-indent="0.175in">
        <style:tab-stops/>
      </style:paragraph-properties>
      <style:text-properties fo:font-style="italic" style:font-style-asian="italic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Обычный" style:family="paragraph">
      <style:paragraph-properties fo:margin-left="-0.0479in" fo:text-indent="0.0479in">
        <style:tab-stops/>
      </style:paragraph-properties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3" style:parent-style-name="Обычный" style:family="paragraph">
      <style:paragraph-properties fo:margin-left="-0.175in" fo:text-indent="0.175in">
        <style:tab-stops/>
      </style:paragraph-properties>
    </style:style>
    <style:style style:name="T34" style:parent-style-name="Основнойшрифтабзаца" style:family="text">
      <style:text-properties fo:font-style="italic" style:font-style-asian="italic" fo:language="en" fo:country="US"/>
    </style:style>
    <style:style style:name="T35" style:parent-style-name="Основнойшрифтабзаца" style:family="text">
      <style:text-properties fo:font-style="italic" style:font-style-asian="italic" fo:background-color="#FFFF00" fo:language="en" fo:country="U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Обычный" style:family="paragraph">
      <style:paragraph-properties fo:margin-left="-0.0777in">
        <style:tab-stops/>
      </style:paragraph-properties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Обычный" style:family="paragraph">
      <style:paragraph-properties fo:margin-left="-0.175in" fo:text-indent="0.175in">
        <style:tab-stops/>
      </style:paragraph-properties>
    </style:style>
    <style:style style:name="T41" style:parent-style-name="FillIn" style:family="text">
      <style:text-properties style:font-style-complex="italic"/>
    </style:style>
    <style:style style:name="T42" style:parent-style-name="FillIn" style:family="text">
      <style:text-properties style:font-style-complex="italic" fo:language="en" fo:country="US"/>
    </style:style>
    <style:style style:name="T43" style:parent-style-name="FillIn" style:family="text">
      <style:text-properties style:font-style-complex="italic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Обычный" style:family="paragraph">
      <style:paragraph-properties fo:margin-left="-0.0777in">
        <style:tab-stops/>
      </style:paragraph-properties>
    </style:style>
    <style:style style:name="TableCell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" style:parent-style-name="Обычный" style:family="paragraph">
      <style:paragraph-properties fo:margin-left="-0.175in" fo:text-indent="0.175in">
        <style:tab-stops/>
      </style:paragraph-properties>
      <style:text-properties fo:font-style="italic" style:font-style-asian="italic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Обычный" style:family="paragraph">
      <style:paragraph-properties fo:margin-left="-0.0777in">
        <style:tab-stops/>
      </style:paragraph-properties>
    </style:style>
    <style:style style:name="TableCell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53" style:parent-style-name="Основнойшрифтабзаца" style:family="text">
      <style:text-properties fo:font-style="italic" style:font-style-asian="italic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Обычный" style:family="paragraph">
      <style:paragraph-properties fo:margin-left="-0.0756in">
        <style:tab-stops/>
      </style:paragraph-properties>
    </style:style>
    <style:style style:name="TableCell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" style:parent-style-name="Обычный" style:family="paragraph">
      <style:text-properties fo:font-style="italic" style:font-style-asian="italic" fo:background-color="#FFFF00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61" style:parent-style-name="Основнойшрифтабзаца" style:family="text">
      <style:text-properties fo:font-style="italic" style:font-style-asian="italic" fo:background-color="#FFFF00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Обычный" style:family="paragraph">
      <style:paragraph-properties fo:margin-left="-0.0777in">
        <style:tab-stops/>
      </style:paragraph-properties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Обычный" style:family="paragraph">
      <style:text-properties fo:font-style="italic" style:font-style-asian="italic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9" style:parent-style-name="Обычный" style:family="paragraph">
      <style:text-properties fo:font-style="italic" style:font-style-asian="italic" fo:background-color="#FFFF00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2" style:parent-style-name="Обычный" style:family="paragraph">
      <style:text-properties fo:font-style="italic" style:font-style-asian="italic" fo:background-color="#FFFF00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5" style:parent-style-name="Обычный" style:family="paragraph">
      <style:text-properties fo:font-style="italic" style:font-style-asian="italic" fo:background-color="#FFFF00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" style:parent-style-name="Обычный" style:family="paragraph">
      <style:paragraph-properties fo:margin-left="-0.0777in">
        <style:tab-stops/>
      </style:paragraph-properties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Обычный" style:family="paragraph">
      <style:paragraph-properties fo:margin-left="-0.0777in">
        <style:tab-stops/>
      </style:paragraph-properties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" style:parent-style-name="Обычный" style:family="paragraph">
      <style:text-properties fo:font-style="italic" style:font-style-asian="italic" fo:background-color="#FFFF00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" style:parent-style-name="Обычный" style:family="paragraph">
      <style:text-properties fo:font-style="italic" style:font-style-asian="italic" fo:background-color="#FFFF00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1" style:parent-style-name="Обычный" style:family="paragraph">
      <style:text-properties fo:font-style="italic" style:font-style-asian="italic" fo:background-color="#FFFF00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4" style:parent-style-name="Обычный" style:family="paragraph">
      <style:text-properties fo:font-style="italic" style:font-style-asian="italic" fo:background-color="#FFFF00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7" style:parent-style-name="Обычный" style:family="paragraph">
      <style:paragraph-properties fo:margin-left="-0.0777in">
        <style:tab-stops/>
      </style:paragraph-properties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1" style:parent-style-name="Обычный" style:family="paragraph">
      <style:paragraph-properties fo:margin-left="-0.0777in">
        <style:tab-stops/>
      </style:paragraph-properties>
      <style:text-properties fo:font-style="italic" style:font-style-asian="italic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4" style:parent-style-name="Обычный" style:family="paragraph">
      <style:paragraph-properties fo:margin-left="-0.0777in">
        <style:tab-stops/>
      </style:paragraph-properties>
      <style:text-properties fo:font-style="italic" style:font-style-asian="italic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" style:parent-style-name="Обычный" style:family="paragraph">
      <style:paragraph-properties fo:margin-left="-0.0777in">
        <style:tab-stops/>
      </style:paragraph-properties>
      <style:text-properties fo:font-style="italic" style:font-style-asian="italic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0" style:parent-style-name="Обычный" style:family="paragraph">
      <style:paragraph-properties fo:margin-left="-0.0777in">
        <style:tab-stops/>
      </style:paragraph-properties>
      <style:text-properties fo:font-style="italic" style:font-style-asian="italic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3" style:parent-style-name="Обычный" style:family="paragraph">
      <style:paragraph-properties fo:margin-left="-0.0777in">
        <style:tab-stops/>
      </style:paragraph-properties>
      <style:text-properties fo:font-style="italic" style:font-style-asian="italic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6" style:parent-style-name="Обычный" style:family="paragraph">
      <style:paragraph-properties fo:margin-left="-0.0777in">
        <style:tab-stops/>
      </style:paragraph-properties>
    </style:style>
    <style:style style:name="TableCell117" style:family="table-cell">
      <style:table-cell-properties fo:border="none" style:writing-mode="lr-tb" fo:padding-top="0in" fo:padding-left="0.075in" fo:padding-bottom="0in" fo:padding-right="0.075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0" style:parent-style-name="Обычный" style:family="paragraph">
      <style:text-properties fo:font-style="italic" style:font-style-asian="italic" fo:background-color="#FFFF00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3" style:parent-style-name="Обычный" style:family="paragraph">
      <style:text-properties fo:font-style="italic" style:font-style-asian="italic" fo:background-color="#FFFF00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6" style:parent-style-name="Обычный" style:family="paragraph">
      <style:text-properties fo:font-style="italic" style:font-style-asian="italic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9" style:parent-style-name="Обычный" style:family="paragraph">
      <style:text-properties fo:font-style="italic" style:font-style-asian="italic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Обычный" style:family="paragraph">
      <style:text-properties fo:font-style="italic" style:font-style-asian="italic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Обычный" style:family="paragraph">
      <style:paragraph-properties fo:margin-left="-0.0777in">
        <style:tab-stops/>
      </style:paragraph-properties>
    </style:style>
    <style:style style:name="P136" style:parent-style-name="Обычный" style:family="paragraph">
      <style:paragraph-properties fo:margin-left="-0.0777in">
        <style:tab-stops/>
      </style:paragraph-properties>
    </style:style>
    <style:style style:name="TableCell13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38" style:parent-style-name="Обычный" style:family="paragraph">
      <style:paragraph-properties fo:text-align="end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P143" style:parent-style-name="Обычный" style:family="paragraph">
      <style:paragraph-properties fo:text-align="center" fo:margin-left="0.9847in">
        <style:tab-stops/>
      </style:paragraph-properties>
      <style:text-properties fo:font-size="8pt" style:font-size-asian="8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none" style:writing-mode="lr-tb" fo:padding-top="0in" fo:padding-left="0.075in" fo:padding-bottom="0in" fo:padding-right="0.075in"/>
    </style:style>
    <style:style style:name="P146" style:parent-style-name="Обычный" style:family="paragraph">
      <style:paragraph-properties fo:margin-left="-0.0777in">
        <style:tab-stops/>
      </style:paragraph-properties>
    </style:style>
    <style:style style:name="TableCell14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48" style:parent-style-name="Обычный" style:family="paragraph">
      <style:paragraph-properties fo:text-align="end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none" style:writing-mode="lr-tb" fo:padding-top="0in" fo:padding-left="0.075in" fo:padding-bottom="0in" fo:padding-right="0.075in"/>
    </style:style>
    <style:style style:name="P153" style:parent-style-name="Обычный" style:family="paragraph">
      <style:paragraph-properties fo:text-align="center" fo:margin-left="0.9847in">
        <style:tab-stops/>
      </style:paragraph-properties>
    </style:style>
    <style:style style:name="T154" style:parent-style-name="Основнойшрифтабзаца" style:family="text">
      <style:text-properties fo:font-size="8pt" style:font-size-asian="8pt"/>
    </style:style>
  </office:automatic-styles>
  <office:body>
    <office:text text:use-soft-page-breaks="true">
      <text:p text:style-name="P1">САНКТ-ПЕТЕРБУРГСКИЙ НАЦИОНАЛЬНЫЙ ИССЛЕДОВАТЕЛЬСКИЙ УНИВЕРСИТЕТ ИНФОРМАЦИОННЫХ ТЕХНОЛОГИЙ,<text:s/><text:line-break/>МЕХАНИКИ И ОПТИКИ</text:p>
      <text:p text:style-name="P2"/>
      <text:p text:style-name="P3"><text:span text:style-name="T4">Задание на КУРСОВОЙ ПРОЕКТ (РАБОТУ)</text:span></text:p>
      <text:p text:style-name="Обычный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Студент</text:p>
          </table:table-cell>
          <table:table-cell table:style-name="TableCell17" table:number-columns-spanned="7">
            <text:p text:style-name="P18"><text:span text:style-name="T19">Фамилия Имя Отчество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">
          <table:table-cell table:style-name="TableCell21">
            <text:p text:style-name="P22">Факультет</text:p>
          </table:table-cell>
          <table:table-cell table:style-name="TableCell23" table:number-columns-spanned="7">
            <text:p text:style-name="P24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">
          <table:table-cell table:style-name="TableCell26">
            <text:p text:style-name="P27">Кафедра</text:p>
          </table:table-cell>
          <table:table-cell table:style-name="TableCell28" table:number-columns-spanned="4">
            <text:p text:style-name="P29">Компьютерных технологий</text:p>
          </table:table-cell>
          <table:covered-table-cell/>
          <table:covered-table-cell/>
          <table:covered-table-cell/>
          <table:table-cell table:style-name="TableCell30">
            <text:p text:style-name="P31">Группа</text:p>
          </table:table-cell>
          <table:table-cell table:style-name="TableCell32" table:number-columns-spanned="2">
            <text:p text:style-name="P33"><text:span text:style-name="T34">M413</text:span><text:span text:style-name="T35">x</text:span></text:p>
          </table:table-cell>
          <table:covered-table-cell/>
        </table:table-row>
        <table:table-row table:style-name="TableRow36">
          <table:table-cell table:style-name="TableCell37">
            <text:p text:style-name="P38">Направление</text:p>
          </table:table-cell>
          <table:table-cell table:style-name="TableCell39" table:number-columns-spanned="7">
            <text:p text:style-name="P40"><text:span text:style-name="T41">01.04.02</text:span><text:span text:style-name="T42"> </text:span><text:span text:style-name="T43">Прикладная математика и информатик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4">
          <table:table-cell table:style-name="TableCell45">
            <text:p text:style-name="P46">Руководитель</text:p>
          </table:table-cell>
          <table:table-cell table:style-name="TableCell47" table:number-columns-spanned="7">
            <text:p text:style-name="P48">Корнеев Г.А., канд. техн. наук, доцент каф. К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9">
          <table:table-cell table:style-name="TableCell50">
            <text:p text:style-name="P51">Дисциплина<text:s/></text:p>
          </table:table-cell>
          <table:table-cell table:style-name="TableCell52" table:number-columns-spanned="7">
            <text:p text:style-name="Обычный"><text:span text:style-name="T53">Технологии и инструменты построения языковых процессоро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2">
            <text:p text:style-name="P56">Наименование темы</text:p>
          </table:table-cell>
          <table:covered-table-cell/>
          <table:table-cell table:style-name="TableCell57" table:number-columns-spanned="6">
            <text:p text:style-name="P58">Разработка компилятора небольшого функционального<text:s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9">
          <table:table-cell table:style-name="TableCell60" table:number-columns-spanned="8">
            <text:p text:style-name="Обычный"><text:span text:style-name="T61">языка с помощью технологий LLV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">
          <table:table-cell table:style-name="TableCell63">
            <text:p text:style-name="P64">Задание</text:p>
          </table:table-cell>
          <table:table-cell table:style-name="TableCell65" table:number-columns-spanned="7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7">
          <table:table-cell table:style-name="TableCell68" table:number-columns-spanned="8">
            <text:p text:style-name="P69">Создание грамматики языка программир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0">
          <table:table-cell table:style-name="TableCell71" table:number-columns-spanned="8">
            <text:p text:style-name="P72">Создание синтаксического анализатора программ на этом язык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3">
          <table:table-cell table:style-name="TableCell74" table:number-columns-spanned="8">
            <text:p text:style-name="P75">Трансляция кода на языке программирования в инструкции LLV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6">
          <table:table-cell table:style-name="TableCell77" table:number-columns-spanned="8"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9">
          <table:table-cell table:style-name="TableCell80" table:number-columns-spanned="3">
            <text:p text:style-name="P81">Краткие методические указания</text:p>
          </table:table-cell>
          <table:covered-table-cell/>
          <table:covered-table-cell/>
          <table:table-cell table:style-name="TableCell82" table:number-columns-spanned="5">
            <text:p text:style-name="Обычный"/>
          </table:table-cell>
          <table:covered-table-cell/>
          <table:covered-table-cell/>
          <table:covered-table-cell/>
          <table:covered-table-cell/>
        </table:table-row>
        <table:table-row table:style-name="TableRow83">
          <table:table-cell table:style-name="TableCell84" table:number-columns-spanned="8">
            <text:p text:style-name="P85">Разработанный язык программирования должен быть достаточно полным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6">
          <table:table-cell table:style-name="TableCell87" table:number-columns-spanned="8">
            <text:p text:style-name="P88">для написания простых программ с вводом-выводо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9">
          <table:table-cell table:style-name="TableCell90" table:number-columns-spanned="8">
            <text:p text:style-name="P91">Использовать автоматические генераторы синтаксических анализаторов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2">
          <table:table-cell table:style-name="TableCell93" table:number-columns-spanned="8">
            <text:p text:style-name="P94">(Yacc, ANTL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5">
          <table:table-cell table:style-name="TableCell96" table:number-columns-spanned="4">
            <text:p text:style-name="P97">Содержание<text:s/>пояснительной записки</text:p>
          </table:table-cell>
          <table:covered-table-cell/>
          <table:covered-table-cell/>
          <table:covered-table-cell/>
          <table:table-cell table:style-name="TableCell98" table:number-columns-spanned="4">
            <text:p text:style-name="Обычный"/>
          </table:table-cell>
          <table:covered-table-cell/>
          <table:covered-table-cell/>
          <table:covered-table-cell/>
        </table:table-row>
        <table:table-row table:style-name="TableRow99">
          <table:table-cell table:style-name="TableCell100" table:number-columns-spanned="8">
            <text:p text:style-name="P101">Введ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">
          <table:table-cell table:style-name="TableCell103" table:number-columns-spanned="8">
            <text:p text:style-name="P104">Цели и задачи курсовой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5">
          <table:table-cell table:style-name="TableCell106" table:number-columns-spanned="8">
            <text:p text:style-name="P107">Выполнение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">
          <table:table-cell table:style-name="TableCell109" table:number-columns-spanned="8">
            <text:p text:style-name="P110">Выво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1">
          <table:table-cell table:style-name="TableCell112" table:number-columns-spanned="8">
            <text:p text:style-name="P113">Заключ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4">
          <table:table-cell table:style-name="TableCell115" table:number-columns-spanned="7">
            <text:p text:style-name="P116">Рекомендуемая литератур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7">
            <text:p text:style-name="Обычный"/>
          </table:table-cell>
        </table:table-row>
        <table:table-row table:style-name="TableRow118">
          <table:table-cell table:style-name="TableCell119" table:number-columns-spanned="8">
            <text:p text:style-name="P120">1. Добавить еще одну книг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1">
          <table:table-cell table:style-name="TableCell122" table:number-columns-spanned="8">
            <text:p text:style-name="P1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4">
          <table:table-cell table:style-name="TableCell125" table:number-columns-spanned="8">
            <text:p text:style-name="P126">2. Ахо А., Лам М., Сети Р., Ульман Дж. Компиляторы. Принципы, технолог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7">
          <table:table-cell table:style-name="TableCell128" table:number-columns-spanned="8">
            <text:p text:style-name="P129">и инструментарий - Москва: Вильямс, 20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0">
          <table:table-cell table:style-name="TableCell131" table:number-columns-spanned="8">
            <text:p text:style-name="P132">3. Н. Вирт. Построение компиляторов - Москва: ДМК Пресс, 20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3">
          <table:table-cell table:style-name="TableCell134" table:number-columns-spanned="2">
            <text:p text:style-name="P135"/>
            <text:p text:style-name="P136">Руководитель</text:p>
          </table:table-cell>
          <table:covered-table-cell/>
          <table:table-cell table:style-name="TableCell137" table:number-columns-spanned="6">
            <text:p text:style-name="P138">« <text:s text:c="7"/>»<text:span text:style-name="T139"><text:s text:c="26"/></text:span>201<text:span text:style-name="T140">7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1">
          <table:table-cell table:style-name="TableCell142" table:number-columns-spanned="8">
            <text:p text:style-name="P143">Подпись, да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4">
          <table:table-cell table:style-name="TableCell145" table:number-columns-spanned="2">
            <text:p text:style-name="P146">Студент</text:p>
          </table:table-cell>
          <table:covered-table-cell/>
          <table:table-cell table:style-name="TableCell147" table:number-columns-spanned="6">
            <text:p text:style-name="P148">« <text:s text:c="7"/>»<text:span text:style-name="T149"><text:s text:c="26"/></text:span>201<text:span text:style-name="T150">7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1">
          <table:table-cell table:style-name="TableCell152" table:number-columns-spanned="8">
            <text:p text:style-name="P153"><text:span text:style-name="T154">Подпись, дат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4pt" style:font-size-asian="14pt" fo:hyphenate="false"/>
    </style:style>
    <style:style style:name="Основнойшрифтабзаца" style:display-name="Основной шрифт абзаца" style:family="text"/>
    <style:style style:name="Текствыноски" style:display-name="Текст выноски" style:family="paragraph" style:parent-style-name="Обычный">
      <style:text-properties style:font-name="Segoe UI" style:font-name-complex="Segoe UI" fo:font-size="9pt" style:font-size-asian="9pt" style:font-size-complex="9pt" fo:hyphenate="false"/>
    </style:style>
    <style:style style:name="FillIn" style:display-name="FillIn" style:family="text">
      <style:text-properties fo:font-style="italic" style:font-style-asian="italic" fo:language="ru" fo:country="RU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-0.0777in" text:min-label-width="0.25in" text:list-level-position-and-space-mode="label-alignment">
          <style:list-level-label-alignment text:label-followed-by="listtab" fo:margin-left="0.1722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0472in" text:min-label-width="0.125in" text:list-level-position-and-space-mode="label-alignment">
          <style:list-level-label-alignment text:label-followed-by="listtab" fo:margin-left="1.1722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5472in" text:min-label-width="0.125in" text:list-level-position-and-space-mode="label-alignment">
          <style:list-level-label-alignment text:label-followed-by="listtab" fo:margin-left="2.6722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0472in" text:min-label-width="0.125in" text:list-level-position-and-space-mode="label-alignment">
          <style:list-level-label-alignment text:label-followed-by="listtab" fo:margin-left="4.172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Санкт-Петербургский государственный университет</dc:title>
    <dc:description/>
    <dc:subject/>
    <meta:initial-creator>Пользователь</meta:initial-creator>
    <dc:creator>Victor</dc:creator>
    <meta:creation-date>2018-06-09T10:25:00Z</meta:creation-date>
    <dc:date>2018-06-09T10:25:00Z</dc:date>
    <meta:template xlink:href="Normal.dotm" xlink:type="simple"/>
    <meta:editing-cycles>2</meta:editing-cycles>
    <meta:editing-duration>PT0S</meta:editing-duration>
    <meta:document-statistic meta:page-count="1" meta:paragraph-count="2" meta:word-count="219" meta:character-count="1468" meta:row-count="10" meta:non-whitespace-character-count="1251"/>
  </office:meta>
</office:document-meta>
</file>